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uble_20_Dash" svg:stroke-color="#000000" svg:stroke-linecap="butt" draw:fill="none" draw:textarea-vertical-align="middle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0.073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.205cm" fo:min-width="0cm" loext:decorative="false"/>
    </style:style>
    <style:style style:name="gr5" style:family="graphic" style:parent-style-name="objectwithoutfill">
      <style:graphic-properties svg:stroke-color="#000000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8cm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324cm" fo:min-width="1.348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324cm" fo:min-width="3.576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9.619cm" fo:min-width="0.073cm" loext:decorative="fals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9.111cm" fo:min-width="0.073cm" loext:decorative="fals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99cm" loext:decorative="false"/>
      <style:paragraph-properties style:writing-mode="lr-tb"/>
    </style:style>
    <style:style style:name="gr12" style:family="graphic" style:parent-style-name="objectwithoutfill">
      <style:graphic-properties svg:stroke-color="#000000" draw:marker-end="Arrowheads_20_2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12cm" loext:decorative="false"/>
      <style:paragraph-properties style:writing-mode="lr-tb"/>
    </style:style>
    <style:style style:name="gr14" style:family="graphic" style:parent-style-name="objectwithoutfill">
      <style:graphic-properties svg:stroke-color="#000000" draw:marker-end="Arrowheads_20_4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97cm" loext:decorative="false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896cm" fo:min-width="7.25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stroke="dash" draw:stroke-dash="Double_20_Dash" svg:stroke-width="0cm" svg:stroke-color="#000000" draw:marker-start="Arrowheads_20_5" svg:stroke-linecap="butt" draw:fill="none" draw:textarea-vertical-align="middle" loext:decorative="false"/>
    </style:style>
    <style:style style:name="gr18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4.745cm" fo:min-width="18.948cm" loext:decorative="false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84cm" loext:decorative="false"/>
      <style:paragraph-properties style:writing-mode="lr-tb"/>
    </style:style>
    <style:style style:name="gr20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21" style:family="graphic" style:parent-style-name="standard">
      <style:graphic-properties draw:stroke="dash" draw:stroke-dash="Double_20_Dash" svg:stroke-width="0cm" svg:stroke-color="#000000" draw:marker-start="Arrowheads_20_5" draw:marker-start-width="0.3cm" svg:stroke-linecap="butt" draw:textarea-vertical-align="middle" loext:decorative="false"/>
    </style:style>
    <style:style style:name="gr22" style:family="graphic" style:parent-style-name="objectwithoutfill">
      <style:graphic-properties draw:stroke="dash" draw:stroke-dash="Double_20_Dash" svg:stroke-width="0cm" svg:stroke-color="#000000" svg:stroke-linecap="butt" draw:fill="none" draw:textarea-vertical-align="middle" loext:decorative="false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6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Noto Sans" fo:font-size="10pt"/>
    </style:style>
    <style:style style:name="P6" style:family="paragraph">
      <style:paragraph-properties fo:text-align="center"/>
      <style:text-properties style:font-name="Courier New" fo:font-size="10pt" style:font-size-asian="10pt" style:font-size-complex="10pt"/>
    </style:style>
    <style:style style:name="P7" style:family="paragraph">
      <loext:graphic-properties draw:fill-color="#ffffff"/>
      <style:paragraph-properties fo:text-align="center" style:writing-mode="lr-tb"/>
      <style:text-properties style:font-name="Courier New"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center"/>
      <style:text-properties style:font-name="Courier New" fo:font-size="10pt"/>
    </style:style>
    <style:style style:name="P9" style:family="paragraph">
      <style:paragraph-properties fo:text-align="center"/>
      <style:text-properties style:font-name="Noto Sans" fo:font-size="10pt" style:font-size-asian="10pt" style:font-size-complex="10pt"/>
    </style:style>
    <style:style style:name="P10" style:family="paragraph">
      <loext:graphic-properties draw:fill-color="#ffffff"/>
      <style:paragraph-properties fo:text-align="center" style:writing-mode="lr-tb"/>
      <style:text-properties style:font-name="Noto Sans" fo:font-size="10pt" style:font-size-asian="10pt" style:font-size-complex="10pt"/>
    </style:style>
    <style:style style:name="P11" style:family="paragraph">
      <loext:graphic-properties draw:fill="none" draw:fill-color="#ffffff"/>
      <style:paragraph-properties fo:text-align="center"/>
      <style:text-properties style:font-name="Noto Sans" fo:font-size="10pt" style:font-size-asian="10pt" style:font-size-complex="10pt"/>
    </style:style>
    <style:style style:name="P12" style:family="paragraph">
      <loext:graphic-properties draw:fill="none" draw:fill-color="#ffffff"/>
      <style:paragraph-properties fo:text-align="center"/>
      <style:text-properties style:font-name="Courier New" fo:font-size="10pt" style:font-size-asian="10pt" style:font-size-complex="10pt"/>
    </style:style>
    <style:style style:name="T1" style:family="text">
      <style:text-properties style:font-name="Noto Sans" fo:font-size="10pt"/>
    </style:style>
    <style:style style:name="T2" style:family="text">
      <style:text-properties style:font-name="Courier New" fo:font-size="10pt" style:font-size-asian="10pt" style:font-size-complex="10pt"/>
    </style:style>
    <style:style style:name="T3" style:family="text">
      <style:text-properties style:font-name="Courier New" fo:font-size="10pt"/>
    </style:style>
    <style:style style:name="T4" style:family="text">
      <style:text-properties style:font-name="Noto Sans" fo:font-size="10pt" style:font-size-asian="10pt" style:font-size-complex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0.156cm" svg:y1="3.87cm" svg:x2="20.156cm" svg:y2="14.665cm">
          <text:p/>
        </draw:line>
        <draw:custom-shape draw:style-name="gr2" draw:text-style-name="P2" draw:layer="layout" svg:width="0.635cm" svg:height="0.762cm" svg:x="19.847cm" svg:y="9.9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">
          <draw:custom-shape draw:style-name="gr4" draw:text-style-name="P3" draw:layer="layout" svg:width="0.645cm" svg:height="0.643cm" svg:x="1.335cm" svg:y="1.5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1.653cm" svg:y1="2.237cm" svg:x2="1.653cm" svg:y2="3.209cm">
            <text:p/>
          </draw:line>
          <draw:line draw:style-name="gr5" draw:text-style-name="P1" draw:layer="layout" svg:x1="1cm" svg:y1="2.561cm" svg:x2="2.306cm" svg:y2="2.561cm">
            <text:p/>
          </draw:line>
          <draw:line draw:style-name="gr5" draw:text-style-name="P1" draw:layer="layout" svg:x1="1.653cm" svg:y1="3.21cm" svg:x2="2.306cm" svg:y2="3.859cm">
            <text:p/>
          </draw:line>
          <draw:line draw:style-name="gr5" draw:text-style-name="P1" draw:layer="layout" svg:x1="1.653cm" svg:y1="3.21cm" svg:x2="1cm" svg:y2="3.859cm">
            <text:p/>
          </draw:line>
        </draw:g>
        <draw:frame draw:style-name="gr6" draw:text-style-name="P5" draw:layer="layout" svg:width="2.324cm" svg:height="0.73cm" svg:x="0.7cm" svg:y="0.95cm">
          <draw:text-box>
            <text:p text:style-name="P4"><text:span text:style-name="T1">Customer</text:span></text:p>
          </draw:text-box>
        </draw:frame>
        <draw:g draw:style-name="gr3">
          <draw:custom-shape draw:style-name="gr4" draw:text-style-name="P3" draw:layer="layout" svg:width="0.645cm" svg:height="0.643cm" svg:x="19.831cm" svg:y="1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1" draw:layer="layout" svg:x1="20.149cm" svg:y1="2.228cm" svg:x2="20.149cm" svg:y2="3.2cm">
            <text:p/>
          </draw:line>
          <draw:line draw:style-name="gr5" draw:text-style-name="P1" draw:layer="layout" svg:x1="19.496cm" svg:y1="2.552cm" svg:x2="20.802cm" svg:y2="2.552cm">
            <text:p/>
          </draw:line>
          <draw:line draw:style-name="gr5" draw:text-style-name="P1" draw:layer="layout" svg:x1="20.149cm" svg:y1="3.201cm" svg:x2="20.802cm" svg:y2="3.85cm">
            <text:p/>
          </draw:line>
          <draw:line draw:style-name="gr5" draw:text-style-name="P1" draw:layer="layout" svg:x1="20.149cm" svg:y1="3.201cm" svg:x2="19.496cm" svg:y2="3.85cm">
            <text:p/>
          </draw:line>
        </draw:g>
        <draw:frame draw:style-name="gr6" draw:text-style-name="P5" draw:layer="layout" svg:width="1.81cm" svg:height="0.73cm" svg:x="19.237cm" svg:y="0.95cm">
          <draw:text-box>
            <text:p text:style-name="P4"><text:span text:style-name="T1">Library</text:span></text:p>
          </draw:text-box>
        </draw:frame>
        <draw:custom-shape draw:style-name="gr7" draw:text-style-name="P7" draw:layer="layout" svg:width="1.91cm" svg:height="0.636cm" svg:x="6.664cm" svg:y="3.223cm">
          <text:p text:style-name="P6"><text:span text:style-name="T2">ui: 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4.138cm" svg:height="0.636cm" svg:x="11.516cm" svg:y="3.223cm">
          <text:p text:style-name="P6"><text:span text:style-name="T2">catalog: 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.652cm" svg:y1="3.87cm" svg:x2="1.652cm" svg:y2="14.665cm">
          <text:p/>
        </draw:line>
        <draw:custom-shape draw:style-name="gr2" draw:text-style-name="P2" draw:layer="layout" svg:width="0.635cm" svg:height="0.762cm" svg:x="1.352cm" svg:y="4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614cm" svg:y1="3.858cm" svg:x2="7.614cm" svg:y2="14.653cm">
          <text:p/>
        </draw:line>
        <draw:custom-shape draw:style-name="gr9" draw:text-style-name="P2" draw:layer="layout" svg:width="0.635cm" svg:height="9.931cm" svg:x="7.309cm" svg:y="4.3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13.597cm" svg:y1="3.858cm" svg:x2="13.597cm" svg:y2="14.653cm">
          <text:p/>
        </draw:line>
        <draw:custom-shape draw:style-name="gr10" draw:text-style-name="P2" draw:layer="layout" svg:width="0.635cm" svg:height="9.423cm" svg:x="13.267cm" svg:y="4.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8" draw:layer="layout" svg:width="5.563cm" svg:height="0.649cm" svg:x="1.762cm" svg:y="3.805cm">
          <draw:text-box>
            <text:p text:style-name="P4"><text:span text:style-name="T3">checkBookOut(user, book)</text:span></text:p>
          </draw:text-box>
        </draw:frame>
        <draw:line draw:style-name="gr12" draw:text-style-name="P1" draw:layer="layout" svg:x1="1.992cm" svg:y1="4.31cm" svg:x2="7.301cm" svg:y2="4.31cm">
          <text:p/>
        </draw:line>
        <draw:frame draw:style-name="gr13" draw:text-style-name="P8" draw:layer="layout" svg:width="5.563cm" svg:height="0.662cm" svg:x="7.731cm" svg:y="4.302cm">
          <draw:text-box>
            <text:p text:style-name="P4"><text:span text:style-name="T3">checkBookOut(user, book)</text:span></text:p>
          </draw:text-box>
        </draw:frame>
        <draw:line draw:style-name="gr12" draw:text-style-name="P1" draw:layer="layout" svg:x1="7.936cm" svg:y1="4.816cm" svg:x2="13.27cm" svg:y2="4.816cm">
          <text:p/>
        </draw:line>
        <draw:line draw:style-name="gr5" draw:text-style-name="P1" draw:layer="layout" svg:x1="13.9cm" svg:y1="5.318cm" svg:x2="15.805cm" svg:y2="5.318cm">
          <text:p/>
        </draw:line>
        <draw:line draw:style-name="gr14" draw:text-style-name="P1" draw:layer="layout" svg:x1="15.808cm" svg:y1="5.318cm" svg:x2="15.808cm" svg:y2="5.953cm">
          <text:p/>
        </draw:line>
        <draw:frame draw:style-name="gr15" draw:text-style-name="P8" draw:layer="layout" svg:width="6.401cm" svg:height="1.047cm" svg:x="13.675cm" svg:y="4.607cm">
          <draw:text-box>
            <text:p text:style-name="P4"><text:span text:style-name="T3">verifyBookAvailability(book)</text:span></text:p>
          </draw:text-box>
        </draw:frame>
        <draw:custom-shape draw:style-name="gr16" draw:text-style-name="P10" draw:layer="layout" svg:width="7.874cm" svg:height="1.27cm" svg:x="12.938cm" svg:y="5.953cm">
          <text:p text:style-name="P9"><text:span text:style-name="T4">Verify book availabil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xml:id="id2" draw:id="id2" draw:layer="layout" svg:x1="12.936cm" svg:y1="6.461cm" svg:x2="13.571cm" svg:y2="6.461cm">
          <text:p/>
        </draw:line>
        <draw:frame draw:style-name="gr6" draw:text-style-name="P11" draw:layer="layout" svg:width="0.965cm" svg:height="0.73cm" svg:x="12.836cm" svg:y="5.826cm">
          <draw:text-box>
            <text:p text:style-name="P4"><text:span text:style-name="T4">ref</text:span></text:p>
          </draw:text-box>
        </draw:frame>
        <draw:line draw:style-name="gr5" draw:text-style-name="P1" xml:id="id1" draw:id="id1" draw:layer="layout" svg:x1="13.825cm" svg:y1="5.953cm" svg:x2="13.825cm" svg:y2="6.207cm">
          <text:p/>
        </draw:line>
        <draw:connector draw:style-name="gr5" draw:text-style-name="P1" draw:layer="layout" draw:type="line" svg:x1="13.825cm" svg:y1="6.207cm" svg:x2="13.571cm" svg:y2="6.461cm" draw:start-shape="id1" draw:start-glue-point="2" draw:end-shape="id2" draw:end-glue-point="1" svg:d="M13825 6207l-254 254" svg:viewBox="0 0 255 255">
          <text:p/>
        </draw:connector>
        <draw:line draw:style-name="gr1" draw:text-style-name="P1" draw:layer="layout" svg:x1="15.808cm" svg:y1="7.223cm" svg:x2="15.808cm" svg:y2="8.239cm">
          <text:p/>
        </draw:line>
        <draw:line draw:style-name="gr17" draw:text-style-name="P1" draw:layer="layout" svg:x1="13.901cm" svg:y1="8.239cm" svg:x2="15.806cm" svg:y2="8.239cm">
          <text:p/>
        </draw:line>
        <draw:frame draw:style-name="gr15" draw:text-style-name="P12" draw:layer="layout" svg:width="6.401cm" svg:height="1.047cm" svg:x="13.675cm" svg:y="7.198cm">
          <draw:text-box>
            <text:p text:style-name="P4"><text:span text:style-name="T2">verifyBookAvailabilityResult</text:span></text:p>
          </draw:text-box>
        </draw:frame>
        <draw:line draw:style-name="gr5" draw:text-style-name="P1" xml:id="id3" draw:id="id3" draw:layer="layout" svg:x1="1cm" svg:y1="9.128cm" svg:x2="1.762cm" svg:y2="9.128cm">
          <text:p/>
        </draw:line>
        <draw:line draw:style-name="gr5" draw:text-style-name="P1" xml:id="id4" draw:id="id4" draw:layer="layout" svg:x1="2.016cm" svg:y1="8.62cm" svg:x2="2.016cm" svg:y2="8.874cm">
          <text:p/>
        </draw:line>
        <draw:connector draw:style-name="gr5" draw:text-style-name="P1" draw:layer="layout" draw:type="line" svg:x1="1.762cm" svg:y1="9.128cm" svg:x2="2.016cm" svg:y2="8.874cm" draw:start-shape="id3" draw:start-glue-point="1" draw:end-shape="id4" draw:end-glue-point="2" svg:d="M1762 9128l254-254" svg:viewBox="0 0 255 255">
          <text:p/>
        </draw:connector>
        <draw:frame draw:style-name="gr6" draw:text-style-name="P11" draw:layer="layout" svg:width="0.914cm" svg:height="0.73cm" svg:x="0.949cm" svg:y="8.518cm">
          <draw:text-box>
            <text:p text:style-name="P4"><text:span text:style-name="T4">alt</text:span></text:p>
          </draw:text-box>
        </draw:frame>
        <draw:custom-shape draw:style-name="gr18" draw:text-style-name="P1" draw:layer="layout" svg:width="19.812cm" svg:height="5.359cm" svg:x="1cm" svg:y="8.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966.56716417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8" draw:layer="layout" svg:width="9.576cm" svg:height="0.649cm" svg:x="0.746cm" svg:y="9.028cm">
          <draw:text-box>
            <text:p text:style-name="P4"><text:span text:style-name="T5">[</text:span><text:span text:style-name="T2">verifyBookAvailabilityResult == AVAILABLE</text:span><text:span text:style-name="T3">]</text:span></text:p>
          </draw:text-box>
        </draw:frame>
        <draw:frame draw:style-name="gr19" draw:text-style-name="P11" draw:layer="layout" svg:width="5.309cm" svg:height="0.734cm" svg:x="13.903cm" svg:y="9.382cm">
          <draw:text-box>
            <text:p text:style-name="P4"><text:span text:style-name="T4">Check </text:span><text:span text:style-name="T2">book</text:span><text:span text:style-name="T4"> out for customer</text:span></text:p>
          </draw:text-box>
        </draw:frame>
        <draw:line draw:style-name="gr20" draw:text-style-name="P1" draw:layer="layout" svg:x1="13.903cm" svg:y1="9.941cm" svg:x2="19.847cm" svg:y2="9.941cm">
          <text:p/>
        </draw:line>
        <draw:line draw:style-name="gr21" draw:text-style-name="P4" draw:layer="layout" svg:x1="7.934cm" svg:y1="10.957cm" svg:x2="13.268cm" svg:y2="10.957cm">
          <text:p/>
        </draw:line>
        <draw:frame draw:style-name="gr19" draw:text-style-name="P11" draw:layer="layout" svg:width="5.512cm" svg:height="0.734cm" svg:x="7.96cm" svg:y="10.22cm">
          <draw:text-box>
            <text:p text:style-name="P4"><text:span text:style-name="T4">Successfully checked </text:span><text:span text:style-name="T2">book</text:span><text:span text:style-name="T4"> out</text:span></text:p>
          </draw:text-box>
        </draw:frame>
        <draw:line draw:style-name="gr22" draw:text-style-name="P1" draw:layer="layout" svg:x1="1cm" svg:y1="11.541cm" svg:x2="20.812cm" svg:y2="11.541cm">
          <text:p/>
        </draw:line>
        <draw:frame draw:style-name="gr23" draw:text-style-name="P11" draw:layer="layout" svg:width="4.762cm" svg:height="1.219cm" svg:x="8.29cm" svg:y="12.176cm">
          <draw:text-box>
            <text:p text:style-name="P4"><text:span text:style-name="T4">Failed to check </text:span><text:span text:style-name="T2">book</text:span><text:span text:style-name="T4"> out (</text:span><text:span text:style-name="T2">book</text:span><text:span text:style-name="T4"> unavailable)</text:span></text:p>
          </draw:text-box>
        </draw:frame>
        <draw:line draw:style-name="gr21" draw:text-style-name="P4" draw:layer="layout" svg:x1="7.935cm" svg:y1="13.293cm" svg:x2="13.269cm" svg:y2="13.29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marker draw:name="Arrowheads_20_6" draw:display-name="Arrowheads 6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844cm" fo:page-height="15.6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nathan Gruber</meta:initial-creator>
    <meta:creation-date>2024-03-04T08:24:09.682215011</meta:creation-date>
    <dc:date>2024-03-13T16:02:47.966509406</dc:date>
    <dc:creator>Jonathan Gruber</dc:creator>
    <meta:editing-duration>PT5H25M50S</meta:editing-duration>
    <meta:editing-cycles>40</meta:editing-cycles>
    <meta:generator>LibreOffice/24.2.1.2$Linux_X86_64 LibreOffice_project/420$Build-2</meta:generator>
    <meta:print-date>2024-03-04T15:37:57.861415124</meta:print-date>
    <meta:printed-by>PDF files: Jonathan Gruber</meta:printed-by>
    <meta:document-statistic meta:object-count="52"/>
  </office:meta>
</office:document-meta>
</file>